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5.3cm"/>
    </style:style>
    <style:style style:name="co4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568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32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2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2">
          <table:table-cell office:value-type="string">
            <text:p>CANNOT_BIND_UDP_SOCKET</text:p>
          </table:table-cell>
          <table:table-cell table:style-name="Default" office:value-type="string">
            <text:p>Cannot bind UDP socket</text:p>
          </table:table-cell>
          <table:table-cell table:style-name="Default" office:value-type="string">
            <text:p>Не удаётся привязать сокет UDP</text:p>
          </table:table-cell>
          <table:table-cell table:style-name="Default" office:value-type="string">
            <text:p>Kann UDP-Socket nicht binden</text:p>
          </table:table-cell>
        </table:table-row>
        <table:table-row table:style-name="ro2">
          <table:table-cell office:value-type="string">
            <text:p>CANNOT_CREATE_UDP_SOCKET</text:p>
          </table:table-cell>
          <table:table-cell table:style-name="Default" office:value-type="string">
            <text:p>Cannot create UDP socket</text:p>
          </table:table-cell>
          <table:table-cell table:style-name="Default" office:value-type="string">
            <text:p>Не удаётся создать сокет UDP</text:p>
          </table:table-cell>
          <table:table-cell table:style-name="Default" office:value-type="string">
            <text:p>Kann UDP-Socket nicht erstellen</text:p>
          </table:table-cell>
        </table:table-row>
        <table:table-row table:style-name="ro3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3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4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3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5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6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6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6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6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3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7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3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3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8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4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7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3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9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3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7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7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ieh-Achse</text:p>
          </table:table-cell>
        </table:table-row>
        <table:table-row table:style-name="ro7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r Spielschwierigkeit</text:p>
          </table:table-cell>
        </table:table-row>
        <table:table-row table:style-name="ro3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7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r Spielstrategie</text:p>
          </table:table-cell>
        </table:table-row>
        <table:table-row table:style-name="ro7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3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r Spieltyp ID</text:p>
          </table:table-cell>
        </table:table-row>
        <table:table-row table:style-name="ro7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3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 Dimensionen</text:p>
          </table:table-cell>
        </table:table-row>
        <table:table-row table:style-name="ro7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5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3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7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7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5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7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7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7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7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3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7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5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3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 Verfügung</text:p>
          </table:table-cell>
        </table:table-row>
        <table:table-row table:style-name="ro3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7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3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3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5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nicht Vielfaches von 2</text:p>
          </table:table-cell>
        </table:table-row>
        <table:table-row table:style-name="ro3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5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5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.07.2011</text:date>, <text:time>17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OpenOffice.org/3.3$Win32 OpenOffice.org_project/330m20$Build-9567</meta:generator>
    <dc:date>2011-07-31T17:05:26.19</dc:date>
    <meta:editing-duration>PT2H53M44S</meta:editing-duration>
    <meta:editing-cycles>89</meta:editing-cycles>
    <meta:document-statistic meta:table-count="3" meta:cell-count="211" meta:object-count="0"/>
  </office:meta>
</office:document-meta>
</file>